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1a6359"/>
    </style:style>
    <style:style style:name="P3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paragraph-rsid="001a6359"/>
    </style:style>
    <style:style style:name="P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1a6359" officeooo:paragraph-rsid="001a6359"/>
    </style:style>
    <style:style style:name="P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1a6359" officeooo:paragraph-rsid="001c4fe0"/>
    </style:style>
    <style:style style:name="P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1a6359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1e2958"/>
    </style:style>
    <style:style style:name="P8" style:family="paragraph" style:parent-style-name="Text_20_body">
      <style:paragraph-properties fo:text-align="start" style:justify-single-word="false"/>
    </style:style>
    <style:style style:name="T1" style:family="text">
      <style:text-properties officeooo:rsid="001a6359"/>
    </style:style>
    <style:style style:name="T2" style:family="text">
      <style:text-properties officeooo:rsid="001e29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-start text:name="__DdeLink__0_3685547459"/><text:span text:style-name="T1">Angélique Martin</text:span><text:bookmark-end text:name="__DdeLink__0_3685547459"/><text:span text:style-name="T1"><text:tab/><text:tab/><text:tab/><text:tab/><text:tab/><text:tab/><text:tab/></text:span></text:p>
      <text:p text:style-name="P4">31 rue des pinsons</text:p>
      <text:p text:style-name="P4">34000 Montpellier</text:p>
      <text:p text:style-name="P2">Tél. <text:s/><text:span text:style-name="T1">06 00 00 00 01</text:span></text:p>
      <text:p text:style-name="P2">Mail : <text:a xlink:type="simple" xlink:href="mailto:angelique.Martin@laposte.net" text:style-name="Internet_20_link" text:visited-style-name="Visited_20_Internet_20_Link"><text:span text:style-name="T1">angelique.Martin@laposte.net</text:span></text:a></text:p>
      <text:p text:style-name="P7"><text:span text:style-name="T1">Montpellier, le 23 09 2023</text:span></text:p>
      <text:p text:style-name="P7"/>
      <text:p text:style-name="P4">Monsieur A. Albert</text:p>
      <text:p text:style-name="P2"><text:span text:style-name="T1">ABCE Informatique</text:span></text:p>
      <text:p text:style-name="P2"><text:span text:style-name="T1">5 Avenue des Chasselas</text:span></text:p>
      <text:p text:style-name="P2"><text:span text:style-name="T1">34000 Montpellier</text:span></text:p>
      <text:p text:style-name="P3"/>
      <text:p text:style-name="P1">Objet : réponse à l'offre <text:span text:style-name="T1">n° 42537 de secrétaire</text:span> publ<text:span text:style-name="T2">@@@@@</text:span>iée sur <text:span text:style-name="T1">de pôle emploi</text:span></text:p>
      <text:p text:style-name="P1">Monsieur,</text:p>
      <text:p text:style-name="P1"/>
      <text:p text:style-name="P1">Vivement intéressé<text:span text:style-name="T1">e</text:span> par le domaine d<text:span text:style-name="T1">e l’informatique j’ai déjà </text:span><text:span text:style-name="T2">@@@@</text:span><text:span text:style-name="T1">travaillé comme réceptionniste dans l’entreprise Start-Info durant 5 années. J</text:span>e me permets de vous <text:span text:style-name="T1">présenter </text:span>ma candidature au poste de <text:span text:style-name="T1">secrétaire de votre service d’informatique.</text:span></text:p>
      <text:p text:style-name="P1"> </text:p>
      <text:p text:style-name="P1">Mon expérience en tant que <text:span text:style-name="T1">réceptionniste</text:span> au sein de <text:span text:style-name="T1">Start-Info</text:span> m'a perm<text:span text:style-name="T2">1111111</text:span>is <text:span text:style-name="T1">de développer mon relationnel et mon organisation. J’avais à recueillir les demandes des cliens et à gérer le planning de rendez-vous de qua %%%%%%tre informaticiens. J’ai de plus développé des compétences en bureautique (Word, Excel) et dans utilisation d’internet. J’avais aussi à tenir un fichier de gestion de la relation client.</text:span></text:p>
      <text:p text:style-name="P1"> </text:p>
      <text:p text:style-name="P1"><text:span text:style-name="T1">Je pense avoir les compétences requises pour répondre à votre besoin et i</text:span>ntégrer votre entreprise représente <text:span text:style-name="T1">réel enjeu pou</text:span>r moi: <text:span text:style-name="T1">je pourrai me4</text:span><text:span text:style-name="T2">44444444</text:span><text:span text:style-name="T1">ttre en application mes compétences, m’adapter au contexte de votre service et vous aider à consolider votre relation avec votre clientèle..</text:span></text:p>
      <text:p text:style-name="P1"> </text:p>
      <text:p text:style-name="P1">Dans l'attente d'un retour de votre part, je reste à votre disposition pour toute information complémentaire ainsi que pour un entretien à votre convenance. <text:span text:style-name="T2">@@@@@@</text:span><text:span text:style-name="T1">Je vous contacterai d’ici quinze jour.</text:span></text:p>
      <text:p text:style-name="P1"> </text:p>
      <text:p text:style-name="P1"><text:span text:style-name="T1">Je vous prie d’</text:span>agréer, <text:s/>Monsieur, mes sincères salutations.</text:p>
      <text:p text:style-name="P1"> </text:p>
      <text:p text:style-name="P5"><text:soft-page-break/><text:tab/><text:tab/><text:tab/><text:tab/><text:tab/><text:tab/><text:tab/><text:tab/><text:tab/>Angélique Martin<text:span text:style-name="T2">nnnn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5:08:13.507112361</meta:creation-date>
    <dc:date>2023-09-26T15:28:15.921348008</dc:date>
    <meta:editing-duration>PT2M2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23" meta:word-count="228" meta:character-count="1550" meta:non-whitespace-character-count="1317"/>
  </office:meta>
</office:document-meta>
</file>